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4.345cm" fo:min-width="37.684cm" draw:shadow-opacity="5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69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0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7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84cm" svg:height="24.595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1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1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2.1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2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285cm" svg:height="0.854cm" svg:x="16.322cm" svg:y="13.537cm">
          <text:list text:style-name="L3">
            <text:list-header>
              <text:p text:style-name="P4"><text:span text:style-name="T1">5. </text:span><text:span text:style-name="T3">GET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757cm" svg:y="15.034cm">
          <text:list text:style-name="L3">
            <text:list-header>
              <text:p text:style-name="P4"><text:span text:style-name="T1">6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5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1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2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6.044cm" svg:x2="23.296cm" svg:y2="16.353cm" draw:start-shape="id1" draw:start-glue-point="9" draw:end-shape="id2" draw:end-glue-point="5" svg:d="M14663 16044l8633 309" svg:viewBox="0 0 8634 310">
          <text:p/>
        </draw:connector>
        <draw:connector draw:style-name="gr19" draw:text-style-name="P18" draw:layer="layout" draw:type="line" svg:x1="24.998cm" svg:y1="16.196cm" svg:x2="32.267cm" svg:y2="16.344cm" draw:start-shape="id2" draw:start-glue-point="1" draw:end-shape="id3" draw:end-glue-point="7" svg:d="M24998 16196l7269 148" svg:viewBox="0 0 7270 149">
          <text:p/>
        </draw:connector>
        <draw:connector draw:style-name="gr20" draw:text-style-name="P18" draw:layer="layout" draw:type="line" svg:x1="21.662cm" svg:y1="14.357cm" svg:x2="14.663cm" svg:y2="16.044cm" draw:start-shape="id4" draw:start-glue-point="3" draw:end-shape="id1" draw:end-glue-point="9" svg:d="M21662 14357l-6999 1687" svg:viewBox="0 0 7000 1688">
          <text:p/>
        </draw:connector>
        <draw:custom-shape draw:style-name="gr21" draw:text-style-name="P19" draw:layer="layout" svg:width="9.436cm" svg:height="1.334cm" svg:x="14.0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6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1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4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4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267cm" svg:y1="16.045cm" svg:x2="24.998cm" svg:y2="16.196cm" draw:start-shape="id3" draw:start-glue-point="6" draw:end-shape="id2" draw:end-glue-point="1" svg:d="M32267 16045l-7269 151" svg:viewBox="0 0 7270 152">
          <text:p/>
        </draw:connector>
        <draw:custom-shape draw:style-name="gr27" draw:text-style-name="P22" xml:id="id4" draw:id="id4" draw:layer="layout" svg:width="1.702cm" svg:height="0.61cm" svg:x="21.6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3.6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3.6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5" draw:start-glue-point="0" draw:end-shape="id6" draw:end-glue-point="2" svg:d="M1518 15887v-8442" svg:viewBox="0 0 1 8443">
          <text:p/>
        </draw:connector>
        <draw:custom-shape draw:style-name="gr33" draw:text-style-name="P22" xml:id="id8" draw:id="id8" draw:layer="layout" svg:width="1.702cm" svg:height="0.61cm" svg:x="24.9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2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215cm" svg:y="20.2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961cm" svg:height="0.854cm" svg:x="2.1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7" draw:layer="layout" svg:width="8.016cm" svg:height="0.854cm" svg:x="2.1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.713cm" svg:height="0.854cm" svg:x="12.9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9" draw:layer="layout" svg:width="2.894cm" svg:height="0.854cm" svg:x="22.7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3.6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961cm" svg:y2="16.196cm" draw:start-shape="id7" draw:start-glue-point="11" draw:end-shape="id1" draw:end-glue-point="3" svg:d="M5672 16043l7289 153" svg:viewBox="0 0 7290 154">
          <text:p/>
        </draw:connector>
        <draw:connector draw:style-name="gr42" draw:text-style-name="P21" draw:layer="layout" draw:type="line" svg:x1="12.961cm" svg:y1="16.196cm" svg:x2="5.672cm" svg:y2="16.332cm" draw:start-shape="id1" draw:start-glue-point="3" draw:end-shape="id7" draw:end-glue-point="10" svg:d="M12961 16196l-7289 136" svg:viewBox="0 0 7290 137">
          <text:p/>
        </draw:connector>
        <draw:custom-shape draw:style-name="gr43" draw:text-style-name="P14" draw:layer="layout" svg:width="4.953cm" svg:height="1.48cm" svg:x="11.2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6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xml:id="id9" draw:id="id9" draw:layer="layout" svg:width="0.711cm" svg:height="2.184cm" svg:x="23.8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947cm" svg:y1="14.365cm" svg:x2="24.512cm" svg:y2="14.353cm" draw:start-shape="id8" draw:start-glue-point="3" draw:end-shape="id9" draw:end-glue-point="1" svg:d="M24947 14365l-435-12" svg:viewBox="0 0 436 13">
          <text:p/>
        </draw:connector>
        <draw:connector draw:style-name="gr46" draw:text-style-name="P21" draw:layer="layout" draw:type="line" svg:x1="23.801cm" svg:y1="14.353cm" svg:x2="23.364cm" svg:y2="14.357cm" draw:start-shape="id9" draw:start-glue-point="3" draw:end-shape="id4" draw:end-glue-point="1" svg:d="M23801 14353l-437 4" svg:viewBox="0 0 438 5">
          <text:p/>
        </draw:connector>
        <draw:custom-shape draw:style-name="gr47" draw:text-style-name="P32" xml:id="id10" draw:id="id10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6" draw:start-glue-point="1" draw:end-shape="id10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10" draw:start-glue-point="1" draw:end-shape="id11" draw:end-glue-point="3" svg:d="M3487 7138l435-12" svg:viewBox="0 0 436 13">
          <text:p/>
        </draw:connector>
        <draw:custom-shape draw:style-name="gr48" draw:text-style-name="P23" xml:id="id12" draw:id="id12" draw:layer="layout" svg:width="1.702cm" svg:height="0.61cm" svg:x="32.2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5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xml:id="id13" draw:id="id13" draw:layer="layout" svg:width="0.711cm" svg:height="2.184cm" svg:x="34.3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947cm" svg:y1="7.14cm" svg:x2="34.354cm" svg:y2="7.138cm" draw:start-shape="id12" draw:start-glue-point="1" draw:end-shape="id13" draw:end-glue-point="3" svg:d="M33947 7140l407-2" svg:viewBox="0 0 408 3">
          <text:p/>
        </draw:connector>
        <draw:connector draw:style-name="gr46" draw:text-style-name="P21" draw:layer="layout" draw:type="line" svg:x1="35.065cm" svg:y1="7.138cm" svg:x2="35.511cm" svg:y2="7.126cm" draw:start-shape="id13" draw:start-glue-point="1" draw:end-shape="id14" draw:end-glue-point="3" svg:d="M35065 7138l446-12" svg:viewBox="0 0 447 13">
          <text:p/>
        </draw:connector>
        <draw:connector draw:style-name="gr42" draw:text-style-name="P21" draw:layer="layout" draw:type="line" svg:x1="5.624cm" svg:y1="7.126cm" svg:x2="32.245cm" svg:y2="7.14cm" draw:start-shape="id11" draw:start-glue-point="1" draw:end-shape="id12" draw:end-glue-point="3" svg:d="M5624 7126l26621 14" svg:viewBox="0 0 26622 15">
          <text:p/>
        </draw:connector>
        <draw:custom-shape draw:style-name="gr51" draw:text-style-name="P33" xml:id="id5" draw:id="id5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xml:id="id7" draw:id="id7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362cm" svg:y1="7.431cm" svg:x2="26.649cm" svg:y2="14.365cm" draw:start-shape="id14" draw:start-glue-point="2" draw:end-shape="id8" draw:end-glue-point="1" svg:d="M36362 7431v6934h-9713" svg:viewBox="0 0 9714 6935">
          <text:p/>
        </draw:connector>
        <draw:custom-shape draw:style-name="gr53" draw:text-style-name="P33" xml:id="id3" draw:id="id3" draw:layer="layout" svg:width="1.702cm" svg:height="0.61cm" svg:x="32.2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3.6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2.1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2.1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2.1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4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4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4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4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5.258cm" svg:height="2.477cm" svg:x="24.5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4.953cm" svg:height="1.479cm" svg:x="24.7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215cm" svg:y="18.3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10.768cm" svg:height="0.854cm" svg:x="2.114cm" svg:y="18.316cm">
          <text:list text:style-name="L3">
            <text:list-item>
              <text:p text:style-name="P26"><text:span text:style-name="T2">Identity &amp; Access Management Service (IAM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5" draw:layer="layout" svg:width="5.76cm" svg:height="0.854cm" svg:x="16.096cm" svg:y="1.616cm">
          <text:list text:style-name="L3">
            <text:list-header>
              <text:p text:style-name="P4"><text:span text:style-name="T1">Federated Authoriz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68" draw:text-style-name="P37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2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85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0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90" draw:text-style-name="P22" xml:id="id18" draw:id="id18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3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3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95" draw:text-style-name="P22" xml:id="id22" draw:id="id22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7" draw:layer="layout" svg:width="7.961cm" svg:height="0.854cm" svg:x="1.9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27" draw:layer="layout" svg:width="8.016cm" svg:height="0.854cm" svg:x="1.9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9" draw:layer="layout" svg:width="1.713cm" svg:height="0.854cm" svg:x="12.8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29" draw:layer="layout" svg:width="2.894cm" svg:height="0.854cm" svg:x="22.4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01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1" xml:id="id23" draw:id="id23" draw:layer="layout" svg:width="0.711cm" svg:height="2.184cm" svg:x="23.5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04" draw:text-style-name="P32" xml:id="id24" draw:id="id24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05" draw:text-style-name="P23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3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2" xml:id="id27" draw:id="id27" draw:layer="layout" svg:width="0.711cm" svg:height="2.184cm" svg:x="33.9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08" draw:text-style-name="P33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3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10" draw:text-style-name="P33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7" draw:layer="layout" svg:width="10.548cm" svg:height="0.854cm" svg:x="13.4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10" draw:layer="layout" svg:width="6.446cm" svg:height="0.854cm" svg:x="1.9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10" draw:layer="layout" svg:width="7.106cm" svg:height="0.854cm" svg:x="1.9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34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34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5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5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7" draw:layer="layout" svg:width="8.236cm" svg:height="0.854cm" svg:x="1.9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897cm" fo:page-height="24.2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31T09:26:32.310565443</dc:date>
    <dc:creator>Igor Zboran</dc:creator>
    <meta:editing-duration>P2DT5H17M9S</meta:editing-duration>
    <meta:editing-cycles>447</meta:editing-cycles>
    <meta:generator>LibreOffice/24.2.5.2$Linux_X86_64 LibreOffice_project/d6e8b0f3fc6e8af2b00cf4969fd0d2fa45b9a62e</meta:generator>
    <meta:document-statistic meta:object-count="147"/>
  </office:meta>
</office:document-meta>
</file>